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3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9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36">
      <style:text-properties style:font-name-asian="Noto Sans CJK SC" style:font-name-complex="Lohit Devanagari"/>
    </style:style>
    <style:style style:name="ce20" style:family="table-cell" style:parent-style-name="Default" style:data-style-name="N36"/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 style:data-style-name="N36">
      <style:table-cell-properties fo:background-color="transparent"/>
    </style:style>
    <style:style style:name="ce26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BaWü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9" office:value-type="string" calcext:value-type="string">
            <text:p>Fall-Nr. BL</text:p>
          </table:table-cell>
          <table:table-cell table:style-name="ce19" office:value-type="string" calcext:value-type="string">
            <text:p>Fall-Nr. DE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Landkreis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Geschlecht</text:p>
          </table:table-cell>
          <table:table-cell table:style-name="ce19" office:value-type="string" calcext:value-type="string">
            <text:p>Alter</text:p>
          </table:table-cell>
          <table:table-cell table:style-name="ce19" office:value-type="string" calcext:value-type="string">
            <text:p>Zusammenhang</text:p>
          </table:table-cell>
          <table:table-cell table:style-name="ce19" office:value-type="string" calcext:value-type="string">
            <text:p>Notiz</text:p>
          </table:table-cell>
          <table:table-cell table:style-name="ce19" office:value-type="string" calcext:value-type="string">
            <text:p>Quelle</text:p>
          </table:table-cell>
          <table:table-cell table:style-name="ce19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3" office:value-type="date" office:date-value="2020-02-25" calcext:value-type="date">
            <text:p>25.02.2020</text:p>
          </table:table-cell>
          <table:table-cell office:value-type="string" calcext:value-type="string">
            <text:p>Göppingen</text:p>
          </table:table-cell>
          <table:table-cell table:style-name="ce21"/>
          <table:table-cell office:value-type="string" calcext:value-type="string">
            <text:p>Männlic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talienreise zuvor</text:p>
          </table:table-cell>
          <table:table-cell office:value-type="string" calcext:value-type="string">
            <text:p>https://sozialministerium.baden-wuerttemberg.de/de/service/presse/pressemitteilung/pid/erste-bestaetigte-infektion-mit-dem-coronavirus-in-baden-wuerttemberg/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date" office:date-value="2020-02-26" calcext:value-type="date">
            <text:p>26.02.2020</text:p>
          </table:table-cell>
          <table:table-cell office:value-type="string" calcext:value-type="string">
            <text:p>Tübingen</text:p>
          </table:table-cell>
          <table:table-cell table:style-name="ce21"/>
          <table:table-cell office:value-type="string" calcext:value-type="string">
            <text:p>Weibli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l 1 (17)</text:p>
          </table:table-cell>
          <table:table-cell office:value-type="string" calcext:value-type="string">
            <text:p>Reisebegleiterin</text:p>
          </table:table-cell>
          <table:table-cell office:value-type="string" calcext:value-type="string">
            <text:p>https://sozialministerium.baden-wuerttemberg.de/de/service/presse/pressemitteilung/pid/neuer-bestaetigter-fall-von-corona-in-rottweil/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date" office:date-value="2020-02-26" calcext:value-type="date">
            <text:p>26.02.2020</text:p>
          </table:table-cell>
          <table:table-cell office:value-type="string" calcext:value-type="string">
            <text:p>Tübingen</text:p>
          </table:table-cell>
          <table:table-cell/>
          <table:table-cell office:value-type="string" calcext:value-type="string">
            <text:p>Männlic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l 1, 2 (17, 20)</text:p>
          </table:table-cell>
          <table:table-cell office:value-type="string" calcext:value-type="string">
            <text:p>Vater F20</text:p>
          </table:table-cell>
          <table:table-cell office:value-type="string" calcext:value-type="string">
            <text:p>https://sozialministerium.baden-wuerttemberg.de/de/service/presse/pressemitteilung/pid/neuer-bestaetigter-fall-von-corona-in-rottweil/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date" office:date-value="2020-02-26" calcext:value-type="date">
            <text:p>26.02.2020</text:p>
          </table:table-cell>
          <table:table-cell office:value-type="string" calcext:value-type="string">
            <text:p>Rotweil</text:p>
          </table:table-cell>
          <table:table-cell/>
          <table:table-cell office:value-type="string" calcext:value-type="string">
            <text:p>Männlich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https://sozialministerium.baden-wuerttemberg.de/de/service/presse/pressemitteilung/pid/neuer-bestaetigter-fall-von-corona-in-rottweil/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Breisgau-Hochschwarzwald</text:p>
          </table:table-cell>
          <table:table-cell/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sozialministerium.baden-wuerttemberg.de/de/service/presse/pressemitteilung/pid/vier-weitere-bestaetigte-corona-faelle-in-baden-wuerttemberg/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Breisgau-Hochschwarzwald</text:p>
          </table:table-cell>
          <table:table-cell/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sozialministerium.baden-wuerttemberg.de/de/service/presse/pressemitteilung/pid/vier-weitere-bestaetigte-corona-faelle-in-baden-wuerttemberg/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Stadt Freiburg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sozialministerium.baden-wuerttemberg.de/de/service/presse/pressemitteilung/pid/vier-weitere-bestaetigte-corona-faelle-in-baden-wuerttemberg/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Böblin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ll 2 (20)</text:p>
          </table:table-cell>
          <table:table-cell/>
          <table:table-cell office:value-type="string" calcext:value-type="string">
            <text:p>https://sozialministerium.baden-wuerttemberg.de/de/service/presse/pressemitteilung/pid/vier-weitere-bestaetigte-corona-faelle-in-baden-wuerttemberg/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Ludwigsburg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sozialministerium.baden-wuerttemberg.de/de/service/presse/pressemitteilung/pid/zwei-weitere-bestaetigte-corona-faelle-in-baden-wuerttemberg/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Rhein-Neckar-Kreis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sozialministerium.baden-wuerttemberg.de/de/service/presse/pressemitteilung/pid/zwei-weitere-bestaetigte-corona-faelle-in-baden-wuerttemberg/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Karlsruhe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ohnhaft Nürnberg, geschäftlich Karlsruhe</text:p>
          </table:table-cell>
          <table:table-cell office:value-type="string" calcext:value-type="string">
            <text:p>https://sozialministerium.baden-wuerttemberg.de/de/service/presse/pressemitteilung/pid/zwei-weitere-bestaetigte-corona-faelle-in-baden-wuerttemberg-1/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Breisgau-Hochschwarzwald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sozialministerium.baden-wuerttemberg.de/de/service/presse/pressemitteilung/pid/zwei-weitere-bestaetigte-corona-faelle-in-baden-wuerttemberg-1/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lbronn</text:p>
          </table:table-cell>
          <table:table-cell/>
          <table:table-cell office:value-type="string" calcext:value-type="string">
            <text:p>Männlich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https://sozialministerium.baden-wuerttemberg.de/de/service/presse/pressemitteilung/pid/ein-weiterer-bestaetigter-corona-fall-in-baden-wuerttemberg/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Göppin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sozialministerium.baden-wuerttemberg.de/de/service/presse/pressemitteilung/pid/erneuter-bestaetigter-corona-fall-in-baden-wuerttemberg/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Emmendingen</text:p>
          </table:table-cell>
          <table:table-cell/>
          <table:table-cell office:value-type="string" calcext:value-type="string">
            <text:p>Weiblic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l 7 (29)</text:p>
          </table:table-cell>
          <table:table-cell/>
          <table:table-cell office:value-type="string" calcext:value-type="string">
            <text:p>PER MAIL</text:p>
          </table:table-cell>
          <table:table-cell table:number-columns-repeated="1014"/>
        </table:table-row>
      </table:table>
      <table:table table:name="Bayern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9" office:value-type="string" calcext:value-type="string">
            <text:p>Fall-Nr. BL</text:p>
          </table:table-cell>
          <table:table-cell table:style-name="ce19" office:value-type="string" calcext:value-type="string">
            <text:p>Fall-Nr. DE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Landkreis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Geschlecht</text:p>
          </table:table-cell>
          <table:table-cell table:style-name="ce19" office:value-type="string" calcext:value-type="string">
            <text:p>Alter</text:p>
          </table:table-cell>
          <table:table-cell table:style-name="ce19" office:value-type="string" calcext:value-type="string">
            <text:p>Zusammenhang</text:p>
          </table:table-cell>
          <table:table-cell table:style-name="ce19" office:value-type="string" calcext:value-type="string">
            <text:p>Notiz</text:p>
          </table:table-cell>
          <table:table-cell table:style-name="ce19" office:value-type="string" calcext:value-type="string">
            <text:p>Quelle</text:p>
          </table:table-cell>
          <table:table-cell table:style-name="ce19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20-01-27" calcext:value-type="date">
            <text:p>27.01.2020</text:p>
          </table:table-cell>
          <table:table-cell office:value-type="string" calcext:value-type="string">
            <text:p>Starnberg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stmgp.bayern.de/presse/bestaetigter-coronavirus-fall-in-bayern-infektionsschutzmassnahmen-laufen/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date" office:date-value="2020-01-28" calcext:value-type="date">
            <text:p>28.01.2020</text:p>
          </table:table-cell>
          <table:table-cell table:style-name="ce21" office:value-type="string" calcext:value-type="string">
            <text:p>N/A</text:p>
          </table:table-cell>
          <table:table-cell/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stmgp.bayern.de/presse/drei-weitere-coronavirus-faelle-in-bayern-zusammenhang-mit-dem-ersten-fall-bayerns/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date" office:date-value="2020-01-28" calcext:value-type="date">
            <text:p>28.01.2020</text:p>
          </table:table-cell>
          <table:table-cell table:style-name="ce21" office:value-type="string" calcext:value-type="string">
            <text:p>N/A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stmgp.bayern.de/presse/drei-weitere-coronavirus-faelle-in-bayern-zusammenhang-mit-dem-ersten-fall-bayerns/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date" office:date-value="2020-01-28" calcext:value-type="date">
            <text:p>28.01.2020</text:p>
          </table:table-cell>
          <table:table-cell table:style-name="ce21" office:value-type="string" calcext:value-type="string">
            <text:p>N/A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stmgp.bayern.de/presse/drei-weitere-coronavirus-faelle-in-bayern-zusammenhang-mit-dem-ersten-fall-bayerns/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date" office:date-value="2020-01-30" calcext:value-type="date">
            <text:p>30.01.2020</text:p>
          </table:table-cell>
          <table:table-cell office:value-type="string" calcext:value-type="string">
            <text:p>Traunstein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stmgp.bayern.de/presse/aktuelle-informationen-zur-coronavirus-lage-in-bayern-bayerisches-gesundheitsministerium-1/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Traunstein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Fall 5</text:p>
          </table:table-cell>
          <table:table-cell office:value-type="string" calcext:value-type="string">
            <text:p>1. Kind</text:p>
          </table:table-cell>
          <table:table-cell office:value-type="string" calcext:value-type="string">
            <text:p><text:a xlink:href="https://www.stmgp.bayern.de/presse/aktuelle-informationen-zur-coronavirus-lage-in-bayern-bayerisches-gesundheitsministerium-2/" xlink:type="simple">https://www.stmgp.bayern.de/presse/aktuelle-informationen-zur-coronavirus-lage-in-bayern-bayerisches-gesundheitsministerium-2/</text:a>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Fürstenfeldbruck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https://www.stmgp.bayern.de/presse/aktuelle-informationen-zur-coronavirus-lage-in-bayern-bayerisches-gesundheitsministerium-4/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date" office:date-value="2020-02-01" calcext:value-type="date">
            <text:p>01.02.2020</text:p>
          </table:table-cell>
          <table:table-cell office:value-type="string" calcext:value-type="string">
            <text:p>München</text:p>
          </table:table-cell>
          <table:table-cell/>
          <table:table-cell office:value-type="string" calcext:value-type="string">
            <text:p>Männlich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<text:a xlink:href="https://www.stmgp.bayern.de/presse/aktuelle-informationen-zur-coronavirus-lage-in-bayern-bayerisches-gesundheitsministerium-8/" xlink:type="simple">https://www.stmgp.bayern.de/presse/aktuelle-informationen-zur-coronavirus-lage-in-bayern-bayerisches-gesundheitsministerium-8/</text:a>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date" office:date-value="2020-02-03" calcext:value-type="date">
            <text:p>03.02.2020</text:p>
          </table:table-cell>
          <table:table-cell office:value-type="string" calcext:value-type="string">
            <text:p>Traunstein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Fall 5</text:p>
          </table:table-cell>
          <table:table-cell office:value-type="string" calcext:value-type="string">
            <text:p>2. Kind</text:p>
          </table:table-cell>
          <table:table-cell office:value-type="string" calcext:value-type="string">
            <text:p><text:a xlink:href="https://www.stmgp.bayern.de/presse/aktuelle-informationen-zur-coronavirus-lage-in-bayern-bayerisches-gesundheitsministerium-9/" xlink:type="simple">https://www.stmgp.bayern.de/presse/aktuelle-informationen-zur-coronavirus-lage-in-bayern-bayerisches-gesundheitsministerium-9/</text:a>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date" office:date-value="2020-02-03" calcext:value-type="date">
            <text:p>03.02.2020</text:p>
          </table:table-cell>
          <table:table-cell office:value-type="string" calcext:value-type="string">
            <text:p>München</text:p>
          </table:table-cell>
          <table:table-cell/>
          <table:table-cell office:value-type="string" calcext:value-type="string">
            <text:p>Männlich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<text:a xlink:href="https://www.stmgp.bayern.de/presse/aktuelle-informationen-zur-coronavirus-lage-in-bayern-bayerisches-gesundheitsministerium-10/" xlink:type="simple">https://www.stmgp.bayern.de/presse/aktuelle-informationen-zur-coronavirus-lage-in-bayern-bayerisches-gesundheitsministerium-10/</text:a>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date" office:date-value="2020-02-06" calcext:value-type="date">
            <text:p>06.02.2020</text:p>
          </table:table-cell>
          <table:table-cell office:value-type="string" calcext:value-type="string">
            <text:p>Traunstein</text:p>
          </table:table-cell>
          <table:table-cell/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ll 5</text:p>
          </table:table-cell>
          <table:table-cell office:value-type="string" calcext:value-type="string">
            <text:p>Ehefrau</text:p>
          </table:table-cell>
          <table:table-cell office:value-type="string" calcext:value-type="string">
            <text:p><text:a xlink:href="https://www.stmgp.bayern.de/presse/aktuelle-informationen-zur-coronavirus-lage-in-bayern-bayerisches-gesundheitsministerium-13/" xlink:type="simple">https://www.stmgp.bayern.de/presse/aktuelle-informationen-zur-coronavirus-lage-in-bayern-bayerisches-gesundheitsministerium-13/</text:a>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date" office:date-value="2020-02-07" calcext:value-type="date">
            <text:p>07.02.2020</text:p>
          </table:table-cell>
          <table:table-cell table:style-name="ce21" office:value-type="string" calcext:value-type="string">
            <text:p>N/A</text:p>
          </table:table-cell>
          <table:table-cell/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ll X</text:p>
          </table:table-cell>
          <table:table-cell office:value-type="string" calcext:value-type="string">
            <text:p>Ehefrau, zu welchem Fall unbekannt</text:p>
          </table:table-cell>
          <table:table-cell office:value-type="string" calcext:value-type="string">
            <text:p><text:a xlink:href="https://www.stmgp.bayern.de/presse/aktuelle-informationen-zur-coronavirus-lage-in-bayern-bayerisches-gesundheitsministerium-14/" xlink:type="simple">https://www.stmgp.bayern.de/presse/aktuelle-informationen-zur-coronavirus-lage-in-bayern-bayerisches-gesundheitsministerium-14/</text:a>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date" office:date-value="2020-02-11" calcext:value-type="date">
            <text:p>11.02.2020</text:p>
          </table:table-cell>
          <table:table-cell table:style-name="ce21" office:value-type="string" calcext:value-type="string">
            <text:p>N/A</text:p>
          </table:table-cell>
          <table:table-cell/>
          <table:table-cell office:value-type="string" calcext:value-type="string">
            <text:p>Männlich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<text:a xlink:href="https://www.stmgp.bayern.de/presse/aktuelle-informationen-zur-coronavirus-lage-in-bayern-bayerisches-gesundheitsministerium-15/" xlink:type="simple">https://www.stmgp.bayern.de/presse/aktuelle-informationen-zur-coronavirus-lage-in-bayern-bayerisches-gesundheitsministerium-15/</text:a>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date" office:date-value="2020-02-11" calcext:value-type="date">
            <text:p>11.02.2020</text:p>
          </table:table-cell>
          <table:table-cell table:style-name="ce21" office:value-type="string" calcext:value-type="string">
            <text:p>N/A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s://www.stmgp.bayern.de/presse/aktuelle-informationen-zur-coronavirus-lage-in-bayern-bayerisches-gesundheitsministerium-15/" xlink:type="simple">https://www.stmgp.bayern.de/presse/aktuelle-informationen-zur-coronavirus-lage-in-bayern-bayerisches-gesundheitsministerium-15/</text:a>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Mittelfranken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s://www.stmgp.bayern.de/presse/bayerisches-gesundheitsministerium-ein-neuer-coronavirus-fall-in-bayern/" xlink:type="simple">https://www.stmgp.bayern.de/presse/bayerisches-gesundheitsministerium-ein-neuer-coronavirus-fall-in-bayern/</text:a>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Oberbay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Oberbay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Oberbay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</table:table>
      <table:table table:name="Bremen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9" office:value-type="string" calcext:value-type="string">
            <text:p>Fall-Nr. BL</text:p>
          </table:table-cell>
          <table:table-cell table:style-name="ce19" office:value-type="string" calcext:value-type="string">
            <text:p>Fall-Nr. DE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Landkreis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Geschlecht</text:p>
          </table:table-cell>
          <table:table-cell table:style-name="ce19" office:value-type="string" calcext:value-type="string">
            <text:p>Alter</text:p>
          </table:table-cell>
          <table:table-cell table:style-name="ce19" office:value-type="string" calcext:value-type="string">
            <text:p>Zusammenhang</text:p>
          </table:table-cell>
          <table:table-cell table:style-name="ce19" office:value-type="string" calcext:value-type="string">
            <text:p>Notiz</text:p>
          </table:table-cell>
          <table:table-cell table:style-name="ce19" office:value-type="string" calcext:value-type="string">
            <text:p>Quelle</text:p>
          </table:table-cell>
          <table:table-cell table:style-name="ce19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Bremen</text:p>
          </table:table-cell>
          <table:table-cell table:style-name="ce21" office:value-type="string" calcext:value-type="string">
            <text:p>Bremen</text:p>
          </table:table-cell>
          <table:table-cell office:value-type="string" calcext:value-type="string">
            <text:p>Weiblich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ückkehrerin aus Iran</text:p>
          </table:table-cell>
          <table:table-cell office:value-type="string" calcext:value-type="string">
            <text:p>https://www.senatspressestelle.bremen.de/detail.php?gsid=bremen146.c.330976.de&amp;asl=bremen02.c.732.de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H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9" office:value-type="string" calcext:value-type="string">
            <text:p>Fall-Nr. BL</text:p>
          </table:table-cell>
          <table:table-cell table:style-name="ce19" office:value-type="string" calcext:value-type="string">
            <text:p>Fall-Nr. DE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Landkreis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Geschlecht</text:p>
          </table:table-cell>
          <table:table-cell table:style-name="ce19" office:value-type="string" calcext:value-type="string">
            <text:p>Alter</text:p>
          </table:table-cell>
          <table:table-cell table:style-name="ce19" office:value-type="string" calcext:value-type="string">
            <text:p>Zusammenhang</text:p>
          </table:table-cell>
          <table:table-cell table:style-name="ce19" office:value-type="string" calcext:value-type="string">
            <text:p>Notiz</text:p>
          </table:table-cell>
          <table:table-cell table:style-name="ce19" office:value-type="string" calcext:value-type="string">
            <text:p>Quelle</text:p>
          </table:table-cell>
          <table:table-cell table:style-name="ce19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amburg</text:p>
          </table:table-cell>
          <table:table-cell table:style-name="ce21"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ohnhaft Schleswig-Holstein, Oberarzt Kinder UKE HH</text:p>
          </table:table-cell>
          <table:table-cell office:value-type="string" calcext:value-type="string">
            <text:p><text:a xlink:href="https://www.uke.de/allgemein/presse/pressemitteilungen/detailseite_91328.html" xlink:type="simple">https://www.uke.de/allgemein/presse/pressemitteilungen/detailseite_91328.html</text:a>, <text:a xlink:href="https://www.hamburg.de/bgv/pressemeldungen/13649980/2020-02-27-bgv-bestaetigter-corona-fall-am-uke/" xlink:type="simple">https://www.hamburg.de/bgv/pressemeldungen/13649980/2020-02-27-bgv-bestaetigter-corona-fall-am-uke/</text:a>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Hamburg</text:p>
          </table:table-cell>
          <table:table-cell table:style-name="ce21"/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ückflug 28.02.2020 aus Teheran (Iran)</text:p>
          </table:table-cell>
          <table:table-cell office:value-type="string" calcext:value-type="string">
            <text:p>PER MAIL ERHALTEN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ssen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9" office:value-type="string" calcext:value-type="string">
            <text:p>Fall-Nr. BL</text:p>
          </table:table-cell>
          <table:table-cell table:style-name="ce19" office:value-type="string" calcext:value-type="string">
            <text:p>Fall-Nr. DE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Landkreis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Geschlecht</text:p>
          </table:table-cell>
          <table:table-cell table:style-name="ce19" office:value-type="string" calcext:value-type="string">
            <text:p>Alter</text:p>
          </table:table-cell>
          <table:table-cell table:style-name="ce19" office:value-type="string" calcext:value-type="string">
            <text:p>Zusammenhang</text:p>
          </table:table-cell>
          <table:table-cell table:style-name="ce19" office:value-type="string" calcext:value-type="string">
            <text:p>Notiz</text:p>
          </table:table-cell>
          <table:table-cell table:style-name="ce19" office:value-type="string" calcext:value-type="string">
            <text:p>Quelle</text:p>
          </table:table-cell>
          <table:table-cell table:style-name="ce19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Lahn-Dill-Kreis</text:p>
          </table:table-cell>
          <table:table-cell table:style-name="ce21"/>
          <table:table-cell office:value-type="string" calcext:value-type="string">
            <text:p>Männlich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<text:a xlink:href="https://soziales.hessen.de/presse/pressemitteilung/coronavirus-fall-im-lahn-dill-kreis" xlink:type="simple">https://soziales.hessen.de/presse/pressemitteilung/coronavirus-fall-im-lahn-dill-kreis</text:a>, <text:a xlink:href="https://www.facebook.com/lahndillkreis/posts/1008574722858489" xlink:type="simple">https://www.facebook.com/lahndillkreis/posts/1008574722858489</text:a></text:p>
          </table:table-cell>
          <table:table-cell table:number-columns-repeated="1014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float" office:value="71" calcext:value-type="float">
            <text:p>71</text:p>
          </table:table-cell>
          <table:table-cell table:style-name="ce25" office:value-type="date" office:date-value="2020-02-28" calcext:value-type="date">
            <text:p>28.02.2020</text:p>
          </table:table-cell>
          <table:table-cell table:style-name="ce24" office:value-type="string" calcext:value-type="string">
            <text:p>Hochtaunuskreis</text:p>
          </table:table-cell>
          <table:table-cell table:style-name="ce27"/>
          <table:table-cell table:style-name="ce27" office:value-type="string" calcext:value-type="string">
            <text:p>Männlich</text:p>
          </table:table-cell>
          <table:table-cell table:style-name="ce27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<text:a xlink:href="https://www.hochtaunuskreis.de/Hochtaunuskreis/Presse_+und+Öffentlichkeitsarbeit/Pressemitteilungen/Erster+Coronavirus_Fall+im+Hochtaunuskreis-p-20114.html" xlink:type="simple">https://www.hochtaunuskreis.de/Hochtaunuskreis/Presse_+und+Öffentlichkeitsarbeit/Pressemitteilungen/Erster+Coronavirus_Fall+im+Hochtaunuskreis-p-20114.html</text:a></text:p>
          </table:table-cell>
          <table:table-cell table:style-name="ce24" table:number-columns-repeated="1014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float" office:value="74" calcext:value-type="float">
            <text:p>74</text:p>
          </table:table-cell>
          <table:table-cell table:style-name="ce25" office:value-type="date" office:date-value="2020-02-28" calcext:value-type="date">
            <text:p>28.02.2020</text:p>
          </table:table-cell>
          <table:table-cell table:style-name="ce26" office:value-type="string" calcext:value-type="string">
            <text:p>Gießen</text:p>
          </table:table-cell>
          <table:table-cell table:style-name="ce24"/>
          <table:table-cell table:style-name="ce27" office:value-type="string" calcext:value-type="string">
            <text:p>Weiblich</text:p>
          </table:table-cell>
          <table:table-cell table:style-name="ce27" office:value-type="float" office:value="24" calcext:value-type="float">
            <text:p>24</text:p>
          </table:table-cell>
          <table:table-cell table:style-name="ce24"/>
          <table:table-cell table:style-name="ce24" office:value-type="string" calcext:value-type="string">
            <text:p>Zusammenhang zu einem NRW-Fall (Bislang unbekannt welche)</text:p>
          </table:table-cell>
          <table:table-cell table:style-name="ce24" office:value-type="string" calcext:value-type="string">
            <text:p><text:a xlink:href="https://www.facebook.com/LandkreisGiessen/photos/a.2377620048925004/3044652728888396/" xlink:type="simple">https://www.facebook.com/LandkreisGiessen/photos/a.2377620048925004/3044652728888396/</text:a></text:p>
          </table:table-cell>
          <table:table-cell table:style-name="ce24"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style-name="ce25" office:value-type="date" office:date-value="2020-02-29" calcext:value-type="date">
            <text:p>29.02.2020</text:p>
          </table:table-cell>
          <table:table-cell table:style-name="ce26" office:value-type="string" calcext:value-type="string">
            <text:p>Gießen</text:p>
          </table:table-cell>
          <table:table-cell/>
          <table:table-cell office:value-type="string" calcext:value-type="string">
            <text:p>Männlic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l 3 (74)</text:p>
          </table:table-cell>
          <table:table-cell office:value-type="string" calcext:value-type="string">
            <text:p>Mitbewohner</text:p>
          </table:table-cell>
          <table:table-cell office:value-type="string" calcext:value-type="string">
            <text:p>https://www.facebook.com/LandkreisGiessen/posts/3044658592221143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DS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9" office:value-type="string" calcext:value-type="string">
            <text:p>Fall-Nr. BL</text:p>
          </table:table-cell>
          <table:table-cell table:style-name="ce19" office:value-type="string" calcext:value-type="string">
            <text:p>Fall-Nr. DE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Landkreis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Geschlecht</text:p>
          </table:table-cell>
          <table:table-cell table:style-name="ce19" office:value-type="string" calcext:value-type="string">
            <text:p>Alter</text:p>
          </table:table-cell>
          <table:table-cell table:style-name="ce19" office:value-type="string" calcext:value-type="string">
            <text:p>Zusammenhang</text:p>
          </table:table-cell>
          <table:table-cell table:style-name="ce19" office:value-type="string" calcext:value-type="string">
            <text:p>Notiz</text:p>
          </table:table-cell>
          <table:table-cell table:style-name="ce19" office:value-type="string" calcext:value-type="string">
            <text:p>Quelle</text:p>
          </table:table-cell>
          <table:table-cell table:style-name="ce19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"Region Hannover"</text:p>
          </table:table-cell>
          <table:table-cell table:style-name="ce21" office:value-type="string" calcext:value-type="string">
            <text:p>Uetze</text:p>
          </table:table-cell>
          <table:table-cell office:value-type="string" calcext:value-type="string">
            <text:p>Männlich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RW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9" office:value-type="string" calcext:value-type="string">
            <text:p>Fall-Nr. BL</text:p>
          </table:table-cell>
          <table:table-cell table:style-name="ce19" office:value-type="string" calcext:value-type="string">
            <text:p>Fall-Nr. DE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Landkreis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Geschlecht</text:p>
          </table:table-cell>
          <table:table-cell table:style-name="ce19" office:value-type="string" calcext:value-type="string">
            <text:p>Alter</text:p>
          </table:table-cell>
          <table:table-cell table:style-name="ce19" office:value-type="string" calcext:value-type="string">
            <text:p>Zusammenhang</text:p>
          </table:table-cell>
          <table:table-cell table:style-name="ce19" office:value-type="string" calcext:value-type="string">
            <text:p>Notiz</text:p>
          </table:table-cell>
          <table:table-cell table:style-name="ce19" office:value-type="string" calcext:value-type="string">
            <text:p>Quelle</text:p>
          </table:table-cell>
          <table:table-cell table:style-name="ce19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3" office:value-type="date" office:date-value="2020-02-25" calcext:value-type="date">
            <text:p>25.02.2020</text:p>
          </table:table-cell>
          <table:table-cell office:value-type="string" calcext:value-type="string">
            <text:p>Heinsberg</text:p>
          </table:table-cell>
          <table:table-cell table:style-name="ce21"/>
          <table:table-cell office:value-type="string" calcext:value-type="string">
            <text:p>Männlich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kritischer Zustand</text:p>
          </table:table-cell>
          <table:table-cell office:value-type="string" calcext:value-type="string">
            <text:p><text:a xlink:href="https://www.mags.nrw/pressemitteilung/erster-bestaetigter-corona-fall-nordrhein-westfalen-nachgewiesen" xlink:type="simple">https://www.mags.nrw/pressemitteilung/erster-bestaetigter-corona-fall-nordrhein-westfalen-nachgewiesen</text:a>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date" office:date-value="2020-02-26" calcext:value-type="date">
            <text:p>26.02.2020</text:p>
          </table:table-cell>
          <table:table-cell office:value-type="string" calcext:value-type="string">
            <text:p>Heinsberg</text:p>
          </table:table-cell>
          <table:table-cell table:style-name="ce21"/>
          <table:table-cell office:value-type="string" calcext:value-type="string">
            <text:p>Weiblic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l 1 (18)</text:p>
          </table:table-cell>
          <table:table-cell office:value-type="string" calcext:value-type="string">
            <text:p>Ehefrau</text:p>
          </table:table-cell>
          <table:table-cell office:value-type="string" calcext:value-type="string">
            <text:p>https://www.mags.nrw/pressemitteilung/drei-neue-corona-faelle-nordrhein-westfalen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date" office:date-value="2020-02-26" calcext:value-type="date">
            <text:p>26.02.2020</text:p>
          </table:table-cell>
          <table:table-cell office:value-type="string" calcext:value-type="string">
            <text:p>Heinsberg</text:p>
          </table:table-cell>
          <table:table-cell/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ll 1, 2 (18, 19)</text:p>
          </table:table-cell>
          <table:table-cell office:value-type="string" calcext:value-type="string">
            <text:p>Ehemann 4</text:p>
          </table:table-cell>
          <table:table-cell office:value-type="string" calcext:value-type="string">
            <text:p>https://www.mags.nrw/pressemitteilung/drei-neue-corona-faelle-nordrhein-westfalen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date" office:date-value="2020-02-26" calcext:value-type="date">
            <text:p>26.02.2020</text:p>
          </table:table-cell>
          <table:table-cell office:value-type="string" calcext:value-type="string">
            <text:p>Heinsberg</text:p>
          </table:table-cell>
          <table:table-cell/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ll 1, 2 (18, 19)</text:p>
          </table:table-cell>
          <table:table-cell office:value-type="string" calcext:value-type="string">
            <text:p>Ehefrau 3</text:p>
          </table:table-cell>
          <table:table-cell office:value-type="string" calcext:value-type="string">
            <text:p>https://www.mags.nrw/pressemitteilung/drei-neue-corona-faelle-nordrhein-westfale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date" office:date-value="2020-02-26" calcext:value-type="date">
            <text:p>26.02.2020</text:p>
          </table:table-cell>
          <table:table-cell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ll 1, 2 (18, 19)</text:p>
          </table:table-cell>
          <table:table-cell/>
          <table:table-cell office:value-type="string" calcext:value-type="string">
            <text:p>https://www.mags.nrw/pressemitteilung/drei-neue-corona-faelle-nordrhein-westfalen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Stand Samstag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Früh 2 Uh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37 laut Behörde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Kreis Heinsberg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Ich hab in de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Rechnung imme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Minus 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Somit 36 aktuel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date" office:date-value="2020-02-27" calcext:value-type="date">
            <text:p>27.02.2020</text:p>
          </table:table-cell>
          <table:table-cell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ohnhaft Städteregion Aachen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/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/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LKR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Heinsberg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Immer 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Minus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Person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in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der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Rechnung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Wenn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Behörden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Schreiben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 table:style-name="ce21" office:value-type="string" calcext:value-type="string">
            <text:p>Gesamtzahlen</text:p>
          </table:table-cell>
          <table:table-cell table:number-columns-repeated="2" office:value-type="string" calcext:value-type="string">
            <text:p>N/A</text:p>
          </table:table-cell>
          <table:table-cell table:style-name="ce21"/>
          <table:table-cell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date" office:date-value="2020-02-28" calcext:value-type="date">
            <text:p>28.02.2020</text:p>
          </table:table-cell>
          <table:table-cell table:style-name="ce22" office:value-type="string" calcext:value-type="string">
            <text:p>Märkischer Kreis</text:p>
          </table:table-cell>
          <table:table-cell table:style-name="ce21" office:value-type="string" calcext:value-type="string">
            <text:p>stehen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hrer aus Lünenscheid</text:p>
          </table:table-cell>
          <table:table-cell office:value-type="string" calcext:value-type="string">
            <text:p>https://www.maerkischer-kreis.de/service/pressemeldungen/presseservice1038359.php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www.kreis-heinsberg.de/aktuelles/aktuelles/?pid=5138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s://www.kreis-heinsberg.de/aktuelles/aktuelles/?pid=5138" xlink:type="simple">https://www.kreis-heinsberg.de/aktuelles/aktuelles/?pid=5138</text:a>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date" office:date-value="2020-02-28" calcext:value-type="date">
            <text:p>28.02.2020</text:p>
          </table:table-cell>
          <table:table-cell office:value-type="string" calcext:value-type="string">
            <text:p>Städteregion Aachen</text:p>
          </table:table-cell>
          <table:table-cell office:value-type="string" calcext:value-type="string">
            <text:p>Herzogenrat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www.aachen.de/DE/stadt_buerger/politik_verwaltung/pressemitteilungen/Corona_Update.html" xlink:type="simple">http://www.aachen.de/DE/stadt_buerger/politik_verwaltung/pressemitteilungen/Corona_Update.html</text:a></text:p>
          </table:table-cell>
          <table:table-cell office:value-type="string" calcext:value-type="string">
            <text:p>https://www.staedteregion-aachen.de/de/navigation/aemter/oeffentlichkeitsarbeit-s-13/aktuelles/pressemitteilungen/aktuelle-pressemitteilungen/coronavirus/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Bundesstadt Bon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hrer/in</text:p>
          </table:table-cell>
          <table:table-cell office:value-type="string" calcext:value-type="string">
            <text:p><text:a xlink:href="https://www.bonn.de/themen-entdecken/gesundheit-verbraucherschutz/coronavirus.php" xlink:type="simple">https://www.bonn.de/themen-entdecken/gesundheit-verbraucherschutz/coronavirus.php</text:a>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Landkreis Aachen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://www.aachen.de/DE/stadt_buerger/politik_verwaltung/pressemitteilungen/Corona_Update.html</text:p>
          </table:table-cell>
          <table:table-cell office:value-type="string" calcext:value-type="string">
            <text:p><text:a xlink:href="https://www.staedteregion-aachen.de/de/navigation/aemter/oeffentlichkeitsarbeit-s-13/aktuelles/pressemitteilungen/aktuelle-pressemitteilungen/coronavirus/" xlink:type="simple">https://www.staedteregion-aachen.de/de/navigation/aemter/oeffentlichkeitsarbeit-s-13/aktuelles/pressemitteilungen/aktuelle-pressemitteilungen/coronavirus/</text:a>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Städteregion Aachen</text:p>
          </table:table-cell>
          <table:table-cell office:value-type="string" calcext:value-type="string">
            <text:p>Würsele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://www.aachen.de/DE/stadt_buerger/politik_verwaltung/pressemitteilungen/Corona_Update.html</text:p>
          </table:table-cell>
          <table:table-cell office:value-type="string" calcext:value-type="string">
            <text:p><text:a xlink:href="https://www.staedteregion-aachen.de/de/navigation/aemter/oeffentlichkeitsarbeit-s-13/aktuelles/pressemitteilungen/aktuelle-pressemitteilungen/coronavirus/" xlink:type="simple">https://www.staedteregion-aachen.de/de/navigation/aemter/oeffentlichkeitsarbeit-s-13/aktuelles/pressemitteilungen/aktuelle-pressemitteilungen/coronavirus/</text:a>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Städteregion Aachen</text:p>
          </table:table-cell>
          <table:table-cell office:value-type="string" calcext:value-type="string">
            <text:p>Würsel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ll 41 (78)</text:p>
          </table:table-cell>
          <table:table-cell office:value-type="string" calcext:value-type="string">
            <text:p>Sohn</text:p>
          </table:table-cell>
          <table:table-cell office:value-type="string" calcext:value-type="string">
            <text:p>http://www.aachen.de/DE/stadt_buerger/politik_verwaltung/pressemitteilungen/Corona_Update.html</text:p>
          </table:table-cell>
          <table:table-cell office:value-type="string" calcext:value-type="string">
            <text:p><text:a xlink:href="https://www.staedteregion-aachen.de/de/navigation/aemter/oeffentlichkeitsarbeit-s-13/aktuelles/pressemitteilungen/aktuelle-pressemitteilungen/coronavirus/" xlink:type="simple">https://www.staedteregion-aachen.de/de/navigation/aemter/oeffentlichkeitsarbeit-s-13/aktuelles/pressemitteilungen/aktuelle-pressemitteilungen/coronavirus/</text:a>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date" office:date-value="2020-02-29" calcext:value-type="date">
            <text:p>29.02.2020</text:p>
          </table:table-cell>
          <table:table-cell table:style-name="ce10" office:value-type="string" calcext:value-type="string">
            <text:p>Heinsberg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Kind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date" office:date-value="2020-02-29" calcext:value-type="date">
            <text:p>29.02.2020</text:p>
          </table:table-cell>
          <table:table-cell table:style-name="ce10" office:value-type="string" calcext:value-type="string">
            <text:p>Heinsberg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Kind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date" office:date-value="2020-02-29" calcext:value-type="date">
            <text:p>29.02.2020</text:p>
          </table:table-cell>
          <table:table-cell table:style-name="ce10" office:value-type="string" calcext:value-type="string">
            <text:p>Heinsberg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Kind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date" office:date-value="2020-02-29" calcext:value-type="date">
            <text:p>29.02.2020</text:p>
          </table:table-cell>
          <table:table-cell table:style-name="ce10" office:value-type="string" calcext:value-type="string">
            <text:p>Heinsberg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Kind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date" office:date-value="2020-02-29" calcext:value-type="date">
            <text:p>29.02.2020</text:p>
          </table:table-cell>
          <table:table-cell table:style-name="ce11" office:value-type="string" calcext:value-type="string">
            <text:p>Heinsber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ERZEIT BILD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date" office:date-value="2020-02-29" calcext:value-type="date">
            <text:p>29.02.2020</text:p>
          </table:table-cell>
          <table:table-cell table:number-columns-repeated="2" office:value-type="string" calcext:value-type="string">
            <text:p>Mönchengladbac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hrer/IN</text:p>
          </table:table-cell>
          <table:table-cell office:value-type="string" calcext:value-type="string">
            <text:p><text:a xlink:href="https://www.presse-service.de/public/Single.aspx?iid=1038371" xlink:type="simple">https://www.presse-service.de/public/Single.aspx?iid=1038371</text:a>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date" office:date-value="2020-02-29" calcext:value-type="date">
            <text:p>29.02.2020</text:p>
          </table:table-cell>
          <table:table-cell table:number-columns-repeated="2" office:value-type="string" calcext:value-type="string">
            <text:p>Duisburg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itte 20</text:p>
          </table:table-cell>
          <table:table-cell office:value-type="string" calcext:value-type="string">
            <text:p><text:a xlink:href="https://www.duisburg.de/allgemein/fachbereiche/gesundheitsamt/corona-virus.php#Update_29-2-2020-2C_20-30_Uhr" xlink:type="simple">https://www.duisburg.de/allgemein/fachbereiche/gesundheitsamt/corona-virus.php#Update_29-2-2020-2C_20-30_Uhr</text:a>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date" office:date-value="2020-02-29" calcext:value-type="date">
            <text:p>29.02.2020</text:p>
          </table:table-cell>
          <table:table-cell table:number-columns-repeated="2" office:value-type="string" calcext:value-type="string">
            <text:p>Duisburg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itte 20</text:p>
          </table:table-cell>
          <table:table-cell office:value-type="string" calcext:value-type="string">
            <text:p>https://www.duisburg.de/allgemein/fachbereiche/gesundheitsamt/corona-virus.php#Update_29-2-2020-2C_20-30_Uhr</text:p>
          </table:table-cell>
          <table:table-cell table:number-columns-repeated="1014"/>
        </table:table-row>
      </table:table>
      <table:table table:name="RLP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2" table:default-cell-style-name="Default"/>
        <table:table-column table:style-name="co1" table:number-columns-repeated="3" table:default-cell-style-name="ce21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9" office:value-type="string" calcext:value-type="string">
            <text:p>Fall-Nr. BL</text:p>
          </table:table-cell>
          <table:table-cell table:style-name="ce19" office:value-type="string" calcext:value-type="string">
            <text:p>Fall-Nr. DE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Landkreis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Geschlecht</text:p>
          </table:table-cell>
          <table:table-cell table:style-name="ce19" office:value-type="string" calcext:value-type="string">
            <text:p>Alter</text:p>
          </table:table-cell>
          <table:table-cell table:style-name="ce19" office:value-type="string" calcext:value-type="string">
            <text:p>Zusammenhang</text:p>
          </table:table-cell>
          <table:table-cell table:style-name="ce19" office:value-type="string" calcext:value-type="string">
            <text:p>Notiz</text:p>
          </table:table-cell>
          <table:table-cell table:style-name="ce19" office:value-type="string" calcext:value-type="string">
            <text:p>Quelle</text:p>
          </table:table-cell>
          <table:table-cell table:style-name="ce19"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date" office:date-value="2020-02-02" calcext:value-type="date">
            <text:p>02.02.2020</text:p>
          </table:table-cell>
          <table:table-cell office:value-type="string" calcext:value-type="string">
            <text:p>Germersheim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msagd.rlp.de/de/service/presse/detail/news/News/detail/situation-der-rueckkehrenden-aus-wuhan-in-germersheim/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date" office:date-value="2020-02-02" calcext:value-type="date">
            <text:p>02.02.2020</text:p>
          </table:table-cell>
          <table:table-cell office:value-type="string" calcext:value-type="string">
            <text:p>Germersheim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msagd.rlp.de/de/service/presse/detail/news/News/detail/situation-der-rueckkehrenden-aus-wuhan-in-germersheim/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date" office:date-value="2020-02-26" calcext:value-type="date">
            <text:p>26.02.2020</text:p>
          </table:table-cell>
          <table:table-cell table:style-name="ce22" office:value-type="string" calcext:value-type="string">
            <text:p>Koblenz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ännlich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oldat</text:p>
          </table:table-cell>
          <table:table-cell office:value-type="string" calcext:value-type="string">
            <text:p><text:a xlink:href="https://www.bundeswehr.de/de/organisation/sanitaetsdienst/aktuelles-im-sanitaetsdienst/meldungen-aus-sanitaetsdienst/erster-corona-fall-bei-der-bundeswehr--186304" xlink:type="simple">https://www.bundeswehr.de/de/organisation/sanitaetsdienst/aktuelles-im-sanitaetsdienst/meldungen-aus-sanitaetsdienst/erster-corona-fall-bei-der-bundeswehr--186304</text:a>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date" office:date-value="2020-02-27" calcext:value-type="date">
            <text:p>27.02.2020</text:p>
          </table:table-cell>
          <table:table-cell table:style-name="ce22" office:value-type="string" calcext:value-type="string">
            <text:p>Kaiserslauter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ännlich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raner Flug Iran FFM</text:p>
          </table:table-cell>
          <table:table-cell office:value-type="string" calcext:value-type="string">
            <text:p><text:a xlink:href="https://www.westpfalz-klinikum.eu/aktuelles-termine/details/archiv/2020/02/beitrag/patient-mit-coronavirus-in-gutem-zustand-kontaktpersonen-in-haeuslicher-quarantaene/" xlink:type="simple">https://www.westpfalz-klinikum.eu/aktuelles-termine/details/archiv/2020/02/beitrag/patient-mit-coronavirus-in-gutem-zustand-kontaktpersonen-in-haeuslicher-quarantaene/</text:a>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ännli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l 4 (46)</text:p>
          </table:table-cell>
          <table:table-cell office:value-type="string" calcext:value-type="string">
            <text:p>Kontaktperson</text:p>
          </table:table-cell>
          <table:table-cell office:value-type="string" calcext:value-type="string">
            <text:p>PER MAIL ERHALTEN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</table:table>
      <table:table table:name="SH" table:style-name="ta1">
        <table:table-column table:style-name="co1" table:number-columns-repeated="2" table:default-cell-style-name="Default"/>
        <table:table-column table:style-name="co1" table:default-cell-style-name="ce20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9" office:value-type="string" calcext:value-type="string">
            <text:p>Fall-Nr. BL</text:p>
          </table:table-cell>
          <table:table-cell table:style-name="ce19" office:value-type="string" calcext:value-type="string">
            <text:p>Fall-Nr. DE</text:p>
          </table:table-cell>
          <table:table-cell table:style-name="ce19" office:value-type="string" calcext:value-type="string">
            <text:p>Datum</text:p>
          </table:table-cell>
          <table:table-cell table:style-name="ce19" office:value-type="string" calcext:value-type="string">
            <text:p>Landkreis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Geschlecht</text:p>
          </table:table-cell>
          <table:table-cell table:style-name="ce19" office:value-type="string" calcext:value-type="string">
            <text:p>Alter</text:p>
          </table:table-cell>
          <table:table-cell table:style-name="ce19" office:value-type="string" calcext:value-type="string">
            <text:p>Zusammenhang</text:p>
          </table:table-cell>
          <table:table-cell table:style-name="ce19" office:value-type="string" calcext:value-type="string">
            <text:p>Notiz</text:p>
          </table:table-cell>
          <table:table-cell table:style-name="ce19" office:value-type="string" calcext:value-type="string">
            <text:p>Quelle</text:p>
          </table:table-cell>
          <table:table-cell table:style-name="ce19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date" office:date-value="2020-02-29" calcext:value-type="date">
            <text:p>29.02.2020</text:p>
          </table:table-cell>
          <table:table-cell office:value-type="string" calcext:value-type="string">
            <text:p>Hansestadt Lübeck</text:p>
          </table:table-cell>
          <table:table-cell table:style-name="ce21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IL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.00.0000</text:date>, <text:time style:data-style-name="N2" text:time-value="13:09:49.7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9T00:00:54.899000000</meta:creation-date>
    <dc:date>2020-02-29T22:27:23.892000000</dc:date>
    <meta:editing-duration>PT1H46M13S</meta:editing-duration>
    <meta:editing-cycles>16</meta:editing-cycles>
    <meta:generator>LibreOffice/6.3.5.2$Windows_X86_64 LibreOffice_project/dd0751754f11728f69b42ee2af66670068624673</meta:generator>
    <meta:document-statistic meta:table-count="9" meta:cell-count="973" meta:object-count="0"/>
  </office:meta>
</office:document-meta>
</file>